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PT Sans" svg:font-family="'PT Sans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officeooo:paragraph-rsid="0003c618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tyle="normal" style:font-style-asian="normal" style:font-style-complex="normal"/>
    </style:style>
    <style:style style:name="P4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</style:style>
    <style:style style:name="P5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  <style:text-properties officeooo:paragraph-rsid="00075229"/>
    </style:style>
    <style:style style:name="P6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  <style:text-properties fo:font-style="normal" style:font-style-asian="normal" style:font-style-complex="normal"/>
    </style:style>
    <style:style style:name="P7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</style:style>
    <style:style style:name="P8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  <style:text-properties officeooo:paragraph-rsid="0003c618"/>
    </style:style>
    <style:style style:name="P9" style:family="paragraph" style:parent-style-name="Standard">
      <style:paragraph-properties fo:margin-left="0in" fo:margin-right="0in" fo:line-height="115%" fo:text-indent="0.5in" style:auto-text-indent="false" fo:break-before="auto" fo:break-after="auto" style:writing-mode="lr-tb"/>
    </style:style>
    <style:style style:name="P10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1" style:family="paragraph" style:parent-style-name="Standard">
      <style:paragraph-properties fo:line-height="115%" fo:break-before="auto" fo:break-after="auto" style:writing-mode="lr-tb"/>
      <style:text-properties fo:font-style="italic" officeooo:rsid="0003c618" style:font-style-asian="italic" style:font-style-complex="italic"/>
    </style:style>
    <style:style style:name="P12" style:family="paragraph" style:parent-style-name="Standard" style:list-style-name="L1">
      <style:paragraph-properties fo:line-height="115%" style:writing-mode="lr-tb"/>
      <style:text-properties fo:font-style="normal" officeooo:paragraph-rsid="0003d719" style:font-style-asian="normal" style:font-style-complex="normal"/>
    </style:style>
    <style:style style:name="P13" style:family="paragraph" style:parent-style-name="Standard" style:list-style-name="L1">
      <style:paragraph-properties fo:line-height="115%" style:writing-mode="lr-tb"/>
      <style:text-properties fo:font-style="normal" officeooo:rsid="0003d719" officeooo:paragraph-rsid="0003d719" style:font-style-asian="normal" style:font-style-complex="normal"/>
    </style:style>
    <style:style style:name="P14" style:family="paragraph" style:parent-style-name="Standard" style:list-style-name="L1">
      <style:paragraph-properties fo:line-height="115%" style:writing-mode="lr-tb"/>
      <style:text-properties fo:font-variant="normal" fo:text-transform="none" fo:color="#333333" style:font-name="PT Sans" fo:font-size="12pt" fo:letter-spacing="normal" fo:font-style="normal" fo:font-weight="normal" officeooo:rsid="0003d719" officeooo:paragraph-rsid="0003d719" style:font-style-asian="normal" style:font-style-complex="normal"/>
    </style:style>
    <style:style style:name="P15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  <style:text-properties officeooo:rsid="000821cc" officeooo:paragraph-rsid="000821cc"/>
    </style:style>
    <style:style style:name="P16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  <style:text-properties officeooo:paragraph-rsid="000a203d"/>
    </style:style>
    <style:style style:name="P17" style:family="paragraph" style:parent-style-name="Standard">
      <style:paragraph-properties fo:margin-left="0in" fo:margin-right="0in" fo:line-height="115%" fo:text-indent="0in" style:auto-text-indent="false" style:writing-mode="lr-tb"/>
      <style:text-properties officeooo:rsid="000821cc" officeooo:paragraph-rsid="000821cc"/>
    </style:style>
    <style:style style:name="T1" style:family="text">
      <style:text-properties fo:font-style="italic" officeooo:rsid="00075229" style:font-style-asian="italic" style:font-style-complex="italic"/>
    </style:style>
    <style:style style:name="T2" style:family="text">
      <style:text-properties officeooo:rsid="0003c618"/>
    </style:style>
    <style:style style:name="T3" style:family="text">
      <style:text-properties officeooo:rsid="0003d719"/>
    </style:style>
    <style:style style:name="T4" style:family="text">
      <style:text-properties fo:font-variant="normal" fo:text-transform="none" fo:color="#333333" style:font-name="PT Sans" fo:font-size="12pt" fo:letter-spacing="normal" fo:font-weight="normal" officeooo:rsid="0003d719"/>
    </style:style>
    <style:style style:name="T5" style:family="text">
      <style:text-properties fo:font-style="normal" officeooo:rsid="00075229" style:font-style-asian="normal" style:font-style-complex="normal"/>
    </style:style>
    <style:style style:name="T6" style:family="text">
      <style:text-properties officeooo:rsid="00055996"/>
    </style:style>
    <style:style style:name="T7" style:family="text">
      <style:text-properties officeooo:rsid="000821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ontract for <text:span text:style-name="T2">Inventory Management System</text:span></text:p>
      <text:p text:style-name="P1"/>
      <text:p text:style-name="P2">We propose to make <text:span text:style-name="T2">an inventory management system</text:span> for <text:span text:style-name="T2">E-Waste of Colorado</text:span> with the following understandings:</text:p>
      <text:p text:style-name="P1"/>
      <text:p text:style-name="P1">What we propose to make and/or do:</text:p>
      <text:p text:style-name="P11"/>
      <text:list xml:id="list5929730809655088259" text:style-name="L1">
        <text:list-item>
          <text:p text:style-name="P13">February</text:p>
          <text:list>
            <text:list-item>
              <text:p text:style-name="P12"><text:span text:style-name="T4">Gather hardware, scanners / label makers</text:span><text:span text:style-name="T3"> </text:span></text:p>
            </text:list-item>
            <text:list-item>
              <text:p text:style-name="P14">Interface with the label makers</text:p>
            </text:list-item>
            <text:list-item>
              <text:p text:style-name="P14">Write software to test label makers</text:p>
            </text:list-item>
            <text:list-item>
              <text:p text:style-name="P14">Build database and all sub tables</text:p>
            </text:list-item>
            <text:list-item>
              <text:p text:style-name="P12"><text:span text:style-name="T4">Write test software to test the database</text:span><text:span text:style-name="T3"> </text:span></text:p>
            </text:list-item>
          </text:list>
        </text:list-item>
        <text:list-item>
          <text:p text:style-name="P13">March</text:p>
          <text:list>
            <text:list-item>
              <text:p text:style-name="P12"><text:span text:style-name="T4">Set up machines to run software</text:span><text:span text:style-name="T3"> </text:span></text:p>
            </text:list-item>
            <text:list-item>
              <text:p text:style-name="P14">Set up permanent database</text:p>
            </text:list-item>
            <text:list-item>
              <text:p text:style-name="P12"><text:span text:style-name="T4">Set up database backups</text:span><text:span text:style-name="T3"> </text:span></text:p>
            </text:list-item>
            <text:list-item>
              <text:p text:style-name="P14">Begin Prototyping and Testing</text:p>
            </text:list-item>
            <text:list-item>
              <text:p text:style-name="P14">Gather Feedback</text:p>
            </text:list-item>
            <text:list-item>
              <text:p text:style-name="P12"><text:span text:style-name="T4">Finalize prototypes</text:span><text:span text:style-name="T3"> </text:span></text:p>
            </text:list-item>
          </text:list>
        </text:list-item>
        <text:list-item>
          <text:p text:style-name="P13">April</text:p>
          <text:list>
            <text:list-item>
              <text:p text:style-name="P14">Allow testing by employees</text:p>
            </text:list-item>
            <text:list-item>
              <text:p text:style-name="P14">Gather Feedback</text:p>
            </text:list-item>
            <text:list-item>
              <text:p text:style-name="P14">Make Changes if Necessary</text:p>
            </text:list-item>
            <text:list-item>
              <text:p text:style-name="P12"><text:span text:style-name="T4">Finalize Project</text:span><text:span text:style-name="T3"> </text:span></text:p>
            </text:list-item>
          </text:list>
        </text:list-item>
      </text:list>
      <text:p text:style-name="P1"/>
      <text:p text:style-name="P2">What we need from <text:span text:style-name="T2">E-Waste of Colorado</text:span> to accomplish this task</text:p>
      <text:p text:style-name="P1"/>
      <text:p text:style-name="P3"><text:tab/><text:span text:style-name="T6">all necessary hardware, i.e., scanner(s), label-maker(s), etc. from recycled/left-over <text:tab/>materials.</text:span></text:p>
      <text:p text:style-name="P1"/>
      <text:p text:style-name="P1">What will happen when these guidelines change</text:p>
      <text:p text:style-name="P1"/>
      <text:p text:style-name="P5"><text:span text:style-name="T5">We may change the encoding format from QR codes to RFID or bar-codes, and we may or may not be able to implement an IOS scanner application, but the Administration access, security implementation, and on-the-fly user modification features for the database will remain the same.</text:span><text:span text:style-name="T1"> </text:span></text:p>
      <text:p text:style-name="P1"/>
      <text:p text:style-name="P1">What we expect in compensation</text:p>
      <text:p text:style-name="P1"/>
      <text:p text:style-name="P6">You will be giving us a grade for our work on this project, and it will have a substantial impact on our overall grade for our Software Engineering course.</text:p>
      <text:p text:style-name="P1"/>
      <text:p text:style-name="P1">What limitations we have</text:p>
      <text:p text:style-name="P1"/>
      <text:p text:style-name="P4"><text:soft-page-break/>We are a student team and this is a student project. <text:s/>This project comes with no particular guarantees, including in particular warranty or suitability for a particular purpose, or long-term support. <text:span text:style-name="T3">Furthermore, we have virtually no budget, so all software will be open-source and most if not all the hardware will be provided by E-Waste of Colorado.</text:span></text:p>
      <text:p text:style-name="P7"/>
      <text:p text:style-name="P7">Signed:</text:p>
      <text:p text:style-name="P7"/>
      <text:p text:style-name="P7">_______________________________</text:p>
      <text:p text:style-name="P8">Representative of <text:span text:style-name="T2">E-Waste of Colorado</text:span></text:p>
      <text:p text:style-name="P7"/>
      <text:p text:style-name="P7">_______________________________</text:p>
      <text:p text:style-name="P15">Jared Sharpe</text:p>
      <text:p text:style-name="P17"/>
      <text:p text:style-name="P16">_______________________________</text:p>
      <text:p text:style-name="P15">Scott Childers</text:p>
      <text:p text:style-name="P17"/>
      <text:p text:style-name="P16">_______________________________</text:p>
      <text:p text:style-name="P7">C<text:span text:style-name="T7">hristopher Jones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PT Sans" svg:font-family="'PT Sans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break-before="auto" fo:break-after="auto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break-before="auto" fo:break-after="auto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break-before="auto" fo:break-after="auto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break-before="auto" fo:break-after="auto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break-before="auto" fo:break-after="auto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break-before="auto" fo:break-after="auto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break-before="auto" fo:break-after="auto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break-before="auto" fo:break-after="auto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0.5102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/>
    <meta:initial-creator/>
    <meta:editing-cycles>5</meta:editing-cycles>
    <dc:date>2014-02-27T11:50:00.650503787</dc:date>
    <meta:editing-duration>PT18M51S</meta:editing-duration>
    <dc:creator>Spike </dc:creator>
    <meta:document-statistic meta:table-count="0" meta:image-count="0" meta:object-count="0" meta:page-count="2" meta:paragraph-count="38" meta:word-count="297" meta:character-count="1881" meta:non-whitespace-character-count="1630"/>
  </office:meta>
</office:document-meta>
</file>